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173.91pt"/>
    </style:style>
    <style:style style:name="co5" style:family="table-column">
      <style:table-column-properties fo:break-before="auto" style:column-width="200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CS_07_1YR_B25035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Median year structure built</text:p>
          </table:table-cell>
          <table:table-cell office:value-type="string" calcext:value-type="string">
            <text:p>Margin of Error; Median year structure built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table:style-name="ce1" office:value-type="string" calcext:value-type="string">
            <text:p>1939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3013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Barrow County, Georgia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1982" calcext:value-type="float">
            <text:p>19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1955" calcext:value-type="float">
            <text:p>1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1954" calcext:value-type="float">
            <text:p>19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1954" calcext:value-type="float">
            <text:p>1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1958" calcext:value-type="float">
            <text:p>19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table:style-name="ce1" office:value-type="string" calcext:value-type="string">
            <text:p>1939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1964" calcext:value-type="float">
            <text:p>1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table:style-name="ce1" office:value-type="string" calcext:value-type="string">
            <text:p>1939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1951" calcext:value-type="float">
            <text:p>1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954" calcext:value-type="float">
            <text:p>1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1946" calcext:value-type="float">
            <text:p>1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1949" calcext:value-type="float">
            <text:p>1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1958" calcext:value-type="float">
            <text:p>19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table:style-name="ce1" office:value-type="string" calcext:value-type="string">
            <text:p>1939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1959" calcext:value-type="float">
            <text:p>1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941" calcext:value-type="float">
            <text:p>1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1953" calcext:value-type="float">
            <text:p>1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1955" calcext:value-type="float">
            <text:p>1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1968" calcext:value-type="float">
            <text:p>19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1965" calcext:value-type="float">
            <text:p>19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1958" calcext:value-type="float">
            <text:p>19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1957" calcext:value-type="float">
            <text:p>1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1966" calcext:value-type="float">
            <text:p>19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1953" calcext:value-type="float">
            <text:p>19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1953" calcext:value-type="float">
            <text:p>19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1961" calcext:value-type="float">
            <text:p>19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1952" calcext:value-type="float">
            <text:p>1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1968" calcext:value-type="float">
            <text:p>19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1947" calcext:value-type="float">
            <text:p>19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1947" calcext:value-type="float">
            <text:p>1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1941" calcext:value-type="float">
            <text:p>19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table:style-name="ce1" office:value-type="string" calcext:value-type="string">
            <text:p>1939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1954" calcext:value-type="float">
            <text:p>1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1979" calcext:value-type="float">
            <text:p>19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1958" calcext:value-type="float">
            <text:p>19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10" meta:object-count="0"/>
    <meta:generator>LibreOffice/6.0.7.3$Linux_X86_64 LibreOffice_project/00m0$Build-3</meta:generator>
  </office:meta>
</office:document-meta>
</file>